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5.342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0.897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custom-shape draw:style-name="gr1" draw:text-style-name="P1" xml:id="id1" draw:id="id1" draw:layer="layout" svg:width="5.842cm" svg:height="1.905cm" svg:x="0.762cm" svg:y="2.54cm">
          <text:p text:style-name="P1">Supercross Round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334cm" svg:height="1.651cm" svg:x="21.971cm" svg:y="5.969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334cm" svg:height="1.524cm" svg:x="21.971cm" svg:y="2.54cm">
          <text:p text:style-name="P1">Round #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334cm" svg:height="1.651cm" svg:x="21.971cm" svg:y="0.762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334cm" svg:height="1.524cm" svg:x="21.971cm" svg:y="4.191cm">
          <text:p text:style-name="P1">Venu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604cm" svg:y1="3.492cm" svg:x2="21.971cm" svg:y2="4.953cm" draw:start-shape="id1" draw:end-shape="id2" svg:d="M6604 3492h7684v1461h7683" svg:viewBox="0 0 15368 1462">
          <text:p/>
        </draw:connector>
        <draw:connector draw:style-name="gr4" draw:text-style-name="P2" draw:layer="layout" svg:x1="6.604cm" svg:y1="3.492cm" svg:x2="21.971cm" svg:y2="1.587cm" draw:start-shape="id1" draw:end-shape="id3" svg:d="M6604 3492h7684v-1905h7683" svg:viewBox="0 0 15368 1906">
          <text:p/>
        </draw:connector>
        <draw:connector draw:style-name="gr4" draw:text-style-name="P2" draw:layer="layout" svg:x1="6.604cm" svg:y1="3.492cm" svg:x2="21.971cm" svg:y2="3.302cm" draw:start-shape="id1" draw:end-shape="id4" svg:d="M6604 3492h7684v-190h7683" svg:viewBox="0 0 15368 191">
          <text:p/>
        </draw:connector>
        <draw:connector draw:style-name="gr4" draw:text-style-name="P2" draw:layer="layout" svg:x1="6.604cm" svg:y1="3.492cm" svg:x2="21.971cm" svg:y2="6.794cm" draw:start-shape="id1" draw:end-shape="id5" svg:d="M6604 3492h7684v3302h7683" svg:viewBox="0 0 15368 3303">
          <text:p/>
        </draw:connector>
        <draw:custom-shape draw:style-name="gr5" draw:text-style-name="P1" xml:id="id6" draw:id="id6" draw:layer="layout" svg:width="5.334cm" svg:height="1.778cm" svg:x="4.953cm" svg:y="9.652cm">
          <text:p text:style-name="P1">450 Class(MX1)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.334cm" svg:height="1.778cm" svg:x="18.542cm" svg:y="9.652cm">
          <text:p text:style-name="P1">250 Class(MX2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699cm" svg:x1="3.683cm" svg:y1="4.445cm" svg:x2="7.62cm" svg:y2="9.652cm" draw:start-shape="id1" draw:end-shape="id6" draw:end-glue-point="0" svg:d="M3683 4445v3302h3937v1905" svg:viewBox="0 0 3938 5208">
          <text:p/>
        </draw:connector>
        <draw:connector draw:style-name="gr4" draw:text-style-name="P2" draw:layer="layout" draw:line-skew="0.699cm" svg:x1="3.683cm" svg:y1="4.445cm" svg:x2="21.209cm" svg:y2="9.652cm" draw:start-shape="id1" draw:start-glue-point="2" draw:end-shape="id7" svg:d="M3683 4445v3302h17526v1905" svg:viewBox="0 0 17527 5208">
          <text:p/>
        </draw:connector>
        <draw:custom-shape draw:style-name="gr6" draw:text-style-name="P1" xml:id="id8" draw:id="id8" draw:layer="layout" svg:width="2.54cm" svg:height="1.143cm" svg:x="1.143cm" svg:y="13.081cm">
          <text:p text:style-name="P1">Heats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2.54cm" svg:height="1.143cm" svg:x="4.137cm" svg:y="13.081cm">
          <text:p text:style-name="P1">Semis</text:p>
          <draw:enhanced-geometry svg:viewBox="0 0 21600 21600" draw:type="rectangle" draw:enhanced-path="M 0 0 L 21600 0 21600 21600 0 21600 0 0 Z N"/>
        </draw:custom-shape>
        <draw:custom-shape draw:style-name="gr6" draw:text-style-name="P1" xml:id="id20" draw:id="id20" draw:layer="layout" svg:width="2.54cm" svg:height="1.143cm" svg:x="7.131cm" svg:y="13.081cm">
          <text:p text:style-name="P1">LCQ</text:p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2.54cm" svg:height="1.143cm" svg:x="10.125cm" svg:y="13.081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7" draw:text-style-name="P3" xml:id="id9" draw:id="id9" draw:layer="layout" svg:width="1.397cm" svg:height="1.143cm" svg:x="0.943cm" svg:y="15.34cm">
          <text:p text:style-name="P3"><text:span text:style-name="T1">Hea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0" draw:id="id10" draw:layer="layout" svg:width="1.397cm" svg:height="1.143cm" svg:x="2.443cm" svg:y="15.34cm">
          <text:p text:style-name="P3"><text:span text:style-name="T1">Hea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.413cm" svg:y1="14.224cm" svg:x2="1.641cm" svg:y2="15.34cm" draw:start-shape="id8" draw:start-glue-point="2" draw:end-shape="id9" draw:end-glue-point="0" svg:d="M2413 14224v557h-772v559" svg:viewBox="0 0 773 1117">
          <text:p/>
        </draw:connector>
        <draw:connector draw:style-name="gr4" draw:text-style-name="P2" draw:layer="layout" svg:x1="2.413cm" svg:y1="14.224cm" svg:x2="3.141cm" svg:y2="15.34cm" draw:start-shape="id8" draw:end-shape="id10" svg:d="M2413 14224v557h728v559" svg:viewBox="0 0 729 1117">
          <text:p/>
        </draw:connector>
        <draw:custom-shape draw:style-name="gr7" draw:text-style-name="P3" xml:id="id12" draw:id="id12" draw:layer="layout" svg:width="1.397cm" svg:height="1.143cm" svg:x="3.943cm" svg:y="15.34cm">
          <text:p text:style-name="P3"><text:span text:style-name="T1">Sem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3" draw:id="id13" draw:layer="layout" svg:width="1.397cm" svg:height="1.143cm" svg:x="5.443cm" svg:y="15.34cm">
          <text:p text:style-name="P3"><text:span text:style-name="T1">Sem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5.407cm" svg:y1="14.224cm" svg:x2="4.641cm" svg:y2="15.34cm" draw:start-shape="id11" draw:end-shape="id12" draw:end-glue-point="0" svg:d="M5407 14224v557h-766v559" svg:viewBox="0 0 767 1117">
          <text:p/>
        </draw:connector>
        <draw:connector draw:style-name="gr4" draw:text-style-name="P2" draw:layer="layout" svg:x1="5.407cm" svg:y1="14.224cm" svg:x2="6.141cm" svg:y2="15.34cm" draw:start-shape="id11" draw:end-shape="id13" draw:end-glue-point="0" svg:d="M5407 14224v557h734v559" svg:viewBox="0 0 735 1117">
          <text:p/>
        </draw:connector>
        <draw:custom-shape draw:style-name="gr6" draw:text-style-name="P1" xml:id="id14" draw:id="id14" draw:layer="layout" svg:width="2.54cm" svg:height="1.143cm" svg:x="17.143cm" svg:y="13.08cm">
          <text:p text:style-name="P1">Heats</text:p>
          <draw:enhanced-geometry svg:viewBox="0 0 21600 21600" draw:type="rectangle" draw:enhanced-path="M 0 0 L 21600 0 21600 21600 0 21600 0 0 Z N"/>
        </draw:custom-shape>
        <draw:custom-shape draw:style-name="gr7" draw:text-style-name="P3" xml:id="id15" draw:id="id15" draw:layer="layout" svg:width="1.397cm" svg:height="1.143cm" svg:x="16.943cm" svg:y="15.339cm">
          <text:p text:style-name="P3"><text:span text:style-name="T1">Hea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6" draw:id="id16" draw:layer="layout" svg:width="1.397cm" svg:height="1.143cm" svg:x="18.443cm" svg:y="15.339cm">
          <text:p text:style-name="P3"><text:span text:style-name="T1">Hea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18.413cm" svg:y1="14.223cm" svg:x2="17.641cm" svg:y2="15.339cm" draw:start-shape="id14" draw:start-glue-point="2" draw:end-shape="id15" draw:end-glue-point="0" svg:d="M18413 14223v557h-772v559" svg:viewBox="0 0 773 1117">
          <text:p/>
        </draw:connector>
        <draw:connector draw:style-name="gr4" draw:text-style-name="P2" draw:layer="layout" svg:x1="18.413cm" svg:y1="14.223cm" svg:x2="19.141cm" svg:y2="15.339cm" draw:start-shape="id14" draw:end-shape="id16" svg:d="M18413 14223v557h728v559" svg:viewBox="0 0 729 1117">
          <text:p/>
        </draw:connector>
        <draw:custom-shape draw:style-name="gr6" draw:text-style-name="P1" xml:id="id17" draw:id="id17" draw:layer="layout" svg:width="2.54cm" svg:height="1.143cm" svg:x="1.143cm" svg:y="13.08cm">
          <text:p text:style-name="P1">Heats</text:p>
          <draw:enhanced-geometry svg:viewBox="0 0 21600 21600" draw:type="rectangle" draw:enhanced-path="M 0 0 L 21600 0 21600 21600 0 21600 0 0 Z N"/>
        </draw:custom-shape>
        <draw:custom-shape draw:style-name="gr7" draw:text-style-name="P3" xml:id="id18" draw:id="id18" draw:layer="layout" svg:width="1.397cm" svg:height="1.143cm" svg:x="0.943cm" svg:y="15.339cm">
          <text:p text:style-name="P3"><text:span text:style-name="T1">Hea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9" draw:id="id19" draw:layer="layout" svg:width="1.397cm" svg:height="1.143cm" svg:x="2.443cm" svg:y="15.339cm">
          <text:p text:style-name="P3"><text:span text:style-name="T1">Hea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2.413cm" svg:y1="14.223cm" svg:x2="1.641cm" svg:y2="15.339cm" draw:start-shape="id17" draw:start-glue-point="2" draw:end-shape="id18" draw:end-glue-point="0" svg:d="M2413 14223v557h-772v559" svg:viewBox="0 0 773 1117">
          <text:p/>
        </draw:connector>
        <draw:connector draw:style-name="gr4" draw:text-style-name="P2" draw:layer="layout" svg:x1="2.413cm" svg:y1="14.223cm" svg:x2="3.141cm" svg:y2="15.339cm" draw:start-shape="id17" draw:end-shape="id19" svg:d="M2413 14223v557h728v559" svg:viewBox="0 0 729 1117">
          <text:p/>
        </draw:connector>
        <draw:custom-shape draw:style-name="gr6" draw:text-style-name="P1" xml:id="id22" draw:id="id22" draw:layer="layout" svg:width="2.54cm" svg:height="1.143cm" svg:x="20.193cm" svg:y="13.081cm">
          <text:p text:style-name="P1">LCQ</text:p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2.54cm" svg:height="1.143cm" svg:x="23.187cm" svg:y="13.081cm">
          <text:p text:style-name="P1">Mai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62cm" svg:y1="11.43cm" svg:x2="2.413cm" svg:y2="13.08cm" draw:start-shape="id6" draw:end-shape="id17" draw:end-glue-point="0" svg:d="M7620 11430v825h-5207v825" svg:viewBox="0 0 5208 1651">
          <text:p/>
        </draw:connector>
        <draw:connector draw:style-name="gr4" draw:text-style-name="P2" draw:layer="layout" svg:x1="7.62cm" svg:y1="11.43cm" svg:x2="5.407cm" svg:y2="13.081cm" draw:start-shape="id6" draw:end-shape="id11" draw:end-glue-point="0" svg:d="M7620 11430v825h-2213v826" svg:viewBox="0 0 2214 1652">
          <text:p/>
        </draw:connector>
        <draw:connector draw:style-name="gr4" draw:text-style-name="P2" draw:layer="layout" svg:x1="7.62cm" svg:y1="11.43cm" svg:x2="8.401cm" svg:y2="13.081cm" draw:start-shape="id6" draw:end-shape="id20" draw:end-glue-point="0" svg:d="M7620 11430v825h781v826" svg:viewBox="0 0 782 1652">
          <text:p/>
        </draw:connector>
        <draw:connector draw:style-name="gr4" draw:text-style-name="P2" draw:layer="layout" svg:x1="7.62cm" svg:y1="11.43cm" svg:x2="11.395cm" svg:y2="13.081cm" draw:start-shape="id6" draw:end-shape="id21" draw:end-glue-point="0" svg:d="M7620 11430v825h3775v826" svg:viewBox="0 0 3776 1652">
          <text:p/>
        </draw:connector>
        <draw:connector draw:style-name="gr4" draw:text-style-name="P2" draw:layer="layout" svg:x1="21.209cm" svg:y1="11.43cm" svg:x2="18.413cm" svg:y2="13.08cm" draw:start-shape="id7" draw:end-shape="id14" draw:end-glue-point="0" svg:d="M21209 11430v825h-2796v825" svg:viewBox="0 0 2797 1651">
          <text:p/>
        </draw:connector>
        <draw:connector draw:style-name="gr4" draw:text-style-name="P2" draw:layer="layout" svg:x1="21.209cm" svg:y1="11.43cm" svg:x2="21.463cm" svg:y2="13.081cm" draw:start-shape="id7" draw:end-shape="id22" svg:d="M21209 11430v825h254v826" svg:viewBox="0 0 255 1652">
          <text:p/>
        </draw:connector>
        <draw:connector draw:style-name="gr4" draw:text-style-name="P2" draw:layer="layout" svg:x1="21.209cm" svg:y1="11.43cm" svg:x2="24.457cm" svg:y2="13.081cm" draw:start-shape="id7" draw:start-glue-point="2" draw:end-shape="id23" draw:end-glue-point="0" svg:d="M21209 11430v825h3248v826" svg:viewBox="0 0 3249 1652">
          <text:p/>
        </draw:connector>
        <draw:custom-shape draw:style-name="gr8" draw:text-style-name="P4" xml:id="id24" draw:id="id24" draw:layer="layout" svg:width="4.572cm" svg:height="1.778cm" svg:x="8.509cm" svg:y="0.889cm">
          <text:p text:style-name="P4"><text:span text:style-name="T2">East or West Region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604cm" svg:y1="3.492cm" svg:x2="8.509cm" svg:y2="1.778cm" draw:start-shape="id1" draw:start-glue-point="1" draw:end-shape="id24" svg:d="M6604 3492h953v-1714h952" svg:viewBox="0 0 1906 1715">
          <text:p/>
        </draw:connector>
      </draw:page>
      <draw:page draw:name="page2" draw:style-name="dp1" draw:master-page-name="PM0">
        <draw:custom-shape draw:style-name="gr1" draw:text-style-name="P1" xml:id="id25" draw:id="id25" draw:layer="layout" svg:width="5.842cm" svg:height="1.905cm" svg:x="0.762cm" svg:y="2.54cm">
          <text:p text:style-name="P1">Motocross Round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5.334cm" svg:height="1.651cm" svg:x="21.971cm" svg:y="5.969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3" draw:text-style-name="P1" xml:id="id28" draw:id="id28" draw:layer="layout" svg:width="5.334cm" svg:height="1.524cm" svg:x="21.971cm" svg:y="2.54cm">
          <text:p text:style-name="P1">Round #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5.334cm" svg:height="1.651cm" svg:x="21.971cm" svg:y="0.762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5.334cm" svg:height="1.524cm" svg:x="21.971cm" svg:y="4.191cm">
          <text:p text:style-name="P1">Venu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604cm" svg:y1="3.492cm" svg:x2="21.971cm" svg:y2="4.953cm" draw:start-shape="id25" draw:end-shape="id26" svg:d="M6604 3492h7684v1461h7683" svg:viewBox="0 0 15368 1462">
          <text:p/>
        </draw:connector>
        <draw:connector draw:style-name="gr4" draw:text-style-name="P2" draw:layer="layout" svg:x1="6.604cm" svg:y1="3.492cm" svg:x2="21.971cm" svg:y2="1.587cm" draw:start-shape="id25" draw:end-shape="id27" svg:d="M6604 3492h7684v-1905h7683" svg:viewBox="0 0 15368 1906">
          <text:p/>
        </draw:connector>
        <draw:connector draw:style-name="gr4" draw:text-style-name="P2" draw:layer="layout" svg:x1="6.604cm" svg:y1="3.492cm" svg:x2="21.971cm" svg:y2="3.302cm" draw:start-shape="id25" draw:end-shape="id28" svg:d="M6604 3492h7684v-190h7683" svg:viewBox="0 0 15368 191">
          <text:p/>
        </draw:connector>
        <draw:connector draw:style-name="gr4" draw:text-style-name="P2" draw:layer="layout" svg:x1="6.604cm" svg:y1="3.492cm" svg:x2="21.971cm" svg:y2="6.794cm" draw:start-shape="id25" draw:end-shape="id29" svg:d="M6604 3492h7684v3302h7683" svg:viewBox="0 0 15368 3303">
          <text:p/>
        </draw:connector>
        <draw:custom-shape draw:style-name="gr5" draw:text-style-name="P1" xml:id="id30" draw:id="id30" draw:layer="layout" svg:width="5.334cm" svg:height="1.778cm" svg:x="4.953cm" svg:y="9.652cm">
          <text:p text:style-name="P1">450 Class(MX1)</text:p>
          <draw:enhanced-geometry svg:viewBox="0 0 21600 21600" draw:type="rectangle" draw:enhanced-path="M 0 0 L 21600 0 21600 21600 0 21600 0 0 Z N"/>
        </draw:custom-shape>
        <draw:custom-shape draw:style-name="gr5" draw:text-style-name="P1" xml:id="id31" draw:id="id31" draw:layer="layout" svg:width="5.334cm" svg:height="1.778cm" svg:x="18.542cm" svg:y="9.652cm">
          <text:p text:style-name="P1">250 Class(MX2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699cm" svg:x1="3.683cm" svg:y1="4.445cm" svg:x2="7.62cm" svg:y2="9.652cm" draw:start-shape="id25" draw:end-shape="id30" draw:end-glue-point="0" svg:d="M3683 4445v3302h3937v1905" svg:viewBox="0 0 3938 5208">
          <text:p/>
        </draw:connector>
        <draw:connector draw:style-name="gr4" draw:text-style-name="P2" draw:layer="layout" draw:line-skew="0.699cm" svg:x1="3.683cm" svg:y1="4.445cm" svg:x2="21.209cm" svg:y2="9.652cm" draw:start-shape="id25" draw:start-glue-point="2" draw:end-shape="id31" svg:d="M3683 4445v3302h17526v1905" svg:viewBox="0 0 17527 5208">
          <text:p/>
        </draw:connector>
        <draw:custom-shape draw:style-name="gr6" draw:text-style-name="P1" xml:id="id32" draw:id="id32" draw:layer="layout" svg:width="2.54cm" svg:height="1.143cm" svg:x="3.683cm" svg:y="13.081cm">
          <text:p text:style-name="P1">Moto 1</text:p>
          <draw:enhanced-geometry svg:viewBox="0 0 21600 21600" draw:type="rectangle" draw:enhanced-path="M 0 0 L 21600 0 21600 21600 0 21600 0 0 Z N"/>
        </draw:custom-shape>
        <draw:custom-shape draw:style-name="gr6" draw:text-style-name="P1" xml:id="id33" draw:id="id33" draw:layer="layout" svg:width="2.54cm" svg:height="1.143cm" svg:x="9.017cm" svg:y="13.081cm">
          <text:p text:style-name="P1">Moto 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7.62cm" svg:y1="11.43cm" svg:x2="4.953cm" svg:y2="13.081cm" draw:start-shape="id30" draw:end-shape="id32" draw:end-glue-point="0" svg:d="M7620 11430v825h-2667v826" svg:viewBox="0 0 2668 1652">
          <text:p/>
        </draw:connector>
        <draw:connector draw:style-name="gr4" draw:text-style-name="P2" draw:layer="layout" svg:x1="7.62cm" svg:y1="11.43cm" svg:x2="10.287cm" svg:y2="13.081cm" draw:start-shape="id30" draw:end-shape="id33" draw:end-glue-point="0" svg:d="M7620 11430v825h2667v826" svg:viewBox="0 0 2668 1652">
          <text:p/>
        </draw:connector>
        <draw:custom-shape draw:style-name="gr6" draw:text-style-name="P1" xml:id="id34" draw:id="id34" draw:layer="layout" svg:width="2.54cm" svg:height="1.143cm" svg:x="17.272cm" svg:y="13.081cm">
          <text:p text:style-name="P1">Moto 1</text:p>
          <draw:enhanced-geometry svg:viewBox="0 0 21600 21600" draw:type="rectangle" draw:enhanced-path="M 0 0 L 21600 0 21600 21600 0 21600 0 0 Z N"/>
        </draw:custom-shape>
        <draw:custom-shape draw:style-name="gr6" draw:text-style-name="P1" xml:id="id35" draw:id="id35" draw:layer="layout" svg:width="2.54cm" svg:height="1.143cm" svg:x="22.606cm" svg:y="13.081cm">
          <text:p text:style-name="P1">Moto 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1.209cm" svg:y1="11.43cm" svg:x2="18.542cm" svg:y2="13.081cm" draw:end-shape="id34" draw:end-glue-point="0" svg:d="M21209 11430v575h-2667v1076" svg:viewBox="0 0 2668 1652">
          <text:p/>
        </draw:connector>
        <draw:connector draw:style-name="gr4" draw:text-style-name="P2" draw:layer="layout" svg:x1="21.209cm" svg:y1="11.43cm" svg:x2="23.876cm" svg:y2="13.081cm" draw:end-shape="id35" draw:end-glue-point="0" svg:d="M21209 11430v575h2667v1076" svg:viewBox="0 0 2668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8T20:41:11.935000000</dc:date>
    <dc:description/>
    <dc:language>en-US</dc:language>
    <dc:subject/>
    <dc:title/>
    <meta:creation-date>2016-08-28T15:09:19Z</meta:creation-date>
    <meta:initial-creator>Josh Trahan</meta:initial-creator>
    <meta:keyword/>
    <meta:generator>LibreOffice/5.2.0.4$Windows_x86 LibreOffice_project/066b007f5ebcc236395c7d282ba488bca6720265</meta:generator>
    <meta:editing-duration>PT23M36S</meta:editing-duration>
    <meta:editing-cycles>5</meta:editing-cycles>
    <meta:document-statistic meta:object-count="67"/>
    <meta:user-defined meta:name="category"/>
    <meta:user-defined meta:name="company"/>
    <meta:template xlink:type="simple" xlink:actuate="onRequest" xlink:title="BASICD_U.VSTX" xlink:href=""/>
  </office:meta>
</office:document-meta>
</file>